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8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0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12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3" style:family="paragraph" style:parent-style-name="Text_20_body" style:list-style-name="L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4" style:family="paragraph" style:parent-style-name="Text_20_body" style:list-style-name="L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1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/>
      <text:p text:style-name="P3"><text:span text:style-name="T1">37#25.1_XX</text:span>------------------------------------------------------------</text:p>
      <text:p text:style-name="P6">[1] res free# JVEMV6 37#25.1_XX / 37. electronics / 1. LTSpice / 20200530_152735</text:p>
      <text:p text:style-name="P3"/>
      <text:p text:style-name="P3">[do] <text:span text:style-name="T3">#_ </text:span></text:p>
      <text:list xml:id="list2681234920975254608" text:style-name="L1">
        <text:list-item>
          <text:p text:style-name="P17">REVIEW </text:p>
        </text:list-item>
        <text:list-item>
          <text:p text:style-name="P17">TASK-1</text:p>
        </text:list-item>
      </text:list>
      <text:list xml:id="list7071155635025408771" text:style-name="L2">
        <text:list-item>
          <text:list>
            <text:list-item>
              <text:p text:style-name="P18"><text:a xlink:type="simple" xlink:href="https://spiceman.jp/ltspice-schematic/#i" text:style-name="Internet_20_link" text:visited-style-name="Visited_20_Internet_20_Link">https://spiceman.jp/ltspice-schematic/#i</text:a></text:p>
              <text:list>
                <text:list-item>
                  <text:p text:style-name="P18"/>
                </text:list-item>
              </text:list>
            </text:list-item>
          </text:list>
        </text:list-item>
      </text:list>
      <text:p text:style-name="P3">[next]</text:p>
      <text:list xml:id="list1063766059010349249" text:style-name="L3">
        <text:list-item>
          <text:p text:style-name="P12">TASK : TAKSKS-2</text:p>
        </text:list-item>
      </text:list>
      <text:p text:style-name="P3">[further]</text:p>
      <text:list xml:id="list4040127581202119044" text:style-name="L4">
        <text:list-item>
          <text:p text:style-name="P13"/>
        </text:list-item>
      </text:list>
      <text:p text:style-name="P8"><text:line-break/><text:span text:style-name="T4">[/ XXX] 20200530_160420</text:span></text:p>
      <text:p text:style-name="P8"/>
      <text:p text:style-name="P11"/>
      <text:p text:style-name="P2"/>
      <text:p text:style-name="P3"><text:span text:style-name="T1">37#25.1_1</text:span>------------------------------------------------------------</text:p>
      <text:p text:style-name="P6">[2] res free# JVEMV6 37#25.1_XX / 37. miscs /25. electronics / 1. LTSpice / 20200601_170023</text:p>
      <text:p text:style-name="P2"/>
      <text:p text:style-name="P3"><text:soft-page-break/>[do] <text:span text:style-name="T3">#_ </text:span></text:p>
      <text:list xml:id="list2266461475598642457" text:style-name="L12">
        <text:list-item>
          <text:p text:style-name="P20">REVIEW : <text:a xlink:type="simple" xlink:href="https://spiceman.jp/ltspice-schematic/#i" text:style-name="Internet_20_link" text:visited-style-name="Visited_20_Internet_20_Link">https://spiceman.jp/ltspice-schematic/#i</text:a></text:p>
          <text:list>
            <text:list-item>
              <text:p text:style-name="P20">===&gt; DROP (enough)</text:p>
            </text:list-item>
          </text:list>
        </text:list-item>
        <text:list-item>
          <text:p text:style-name="P20">TASK-1 : TAKSKS-2</text:p>
          <text:list>
            <text:list-item>
              <text:list>
                <text:list-item>
                  <text:p text:style-name="P20"><text:a xlink:type="simple" xlink:href="https://www.denshi.club/ltspice/2016/01/ltspice2.html" text:style-name="Internet_20_link" text:visited-style-name="Visited_20_Internet_20_Link">https://www.denshi.club/ltspice/2016/01/ltspice2.html</text:a></text:p>
                </text:list-item>
              </text:list>
            </text:list-item>
            <text:list-item>
              <text:p text:style-name="P20">#1 サンプルを動かしてみる</text:p>
            </text:list-item>
            <text:list-item>
              <text:p text:style-name="P20">#2 単位の表記がわかりやすいものにするために</text:p>
            </text:list-item>
            <text:list-item>
              <text:p text:style-name="P20">#3 シミュレーションを行ってみる</text:p>
            </text:list-item>
            <text:list-item>
              <text:p text:style-name="P20">T-1.1 : simulation <text:span text:style-name="T5">@@@</text:span></text:p>
              <text:list>
                <text:list-item>
                  <text:p text:style-name="P20">==&gt; OK : 25.1_2.(1).asc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1046667010826560442" text:style-name="L13">
        <text:list-item>
          <text:p text:style-name="P21">TASK : M-4</text:p>
          <text:list>
            <text:list-item>
              <text:p text:style-name="P21"><text:a xlink:type="simple" xlink:href="https://www.denshi.club/ltspice/2016/02/ltspice5.html" text:style-name="Internet_20_link" text:visited-style-name="Visited_20_Internet_20_Link">https://www.denshi.club/ltspice/2016/02/ltspice5.html</text:a></text:p>
            </text:list-item>
          </text:list>
        </text:list-item>
      </text:list>
      <text:p text:style-name="P3">[further]</text:p>
      <text:list xml:id="list4544629780779194923" text:style-name="L7">
        <text:list-item>
          <text:p text:style-name="P14"/>
        </text:list-item>
      </text:list>
      <text:p text:style-name="P8"><text:line-break/><text:span text:style-name="T4">[/ XXX] </text:span></text:p>
      <text:p text:style-name="P4"/>
      <text:p text:style-name="P2"/>
      <text:p text:style-name="P2"/>
      <text:p text:style-name="P2">----------------------------------------- [TEMPLATE] 20200430_172130</text:p>
      <text:p text:style-name="P3"><text:span text:style-name="T1">37#25.1_XX</text:span>------------------------------------------------------------</text:p>
      <text:p text:style-name="P6">[1] res free# JVEMV6 37#25.1_XX / 37. miscs /25. electronics / 1. LTSpice / XXX</text:p>
      <text:p text:style-name="P3"><text:soft-page-break/></text:p>
      <text:p text:style-name="P3">[do] <text:span text:style-name="T3">#_ </text:span></text:p>
      <text:list xml:id="list37504707" text:continue-list="list2681234920975254608" text:style-name="L1">
        <text:list-item>
          <text:p text:style-name="P17">REVIEW </text:p>
        </text:list-item>
        <text:list-item>
          <text:p text:style-name="P17">TASK-1</text:p>
        </text:list-item>
      </text:list>
      <text:list xml:id="list3692207874324803128" text:style-name="L8">
        <text:list-item>
          <text:list>
            <text:list-item>
              <text:p text:style-name="P19"/>
            </text:list-item>
          </text:list>
        </text:list-item>
      </text:list>
      <text:p text:style-name="P3"/>
      <text:p text:style-name="P3">[next]</text:p>
      <text:list xml:id="list6174481650279954904" text:style-name="L9">
        <text:list-item>
          <text:p text:style-name="P15">TASK</text:p>
        </text:list-item>
      </text:list>
      <text:p text:style-name="P3">[further]</text:p>
      <text:list xml:id="list7680190798605409013" text:style-name="L10">
        <text:list-item>
          <text:p text:style-name="P16"/>
        </text:list-item>
      </text:list>
      <text:p text:style-name="P8"><text:line-break/><text:span text:style-name="T4">[/ XXX] </text:span></text:p>
      <text:p text:style-name="P8"/>
      <text:p text:style-name="P5"/>
      <text:p text:style-name="P3">/ <text:span text:style-name="T2">------------------------------- [TEMPLATE] 20200430_172130 /</text:span></text:p>
      <text:p text:style-name="P2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0">1</text:p>
          </table:table-cell>
          <table:table-cell table:style-name="表3.B1" office:value-type="string">
            <text:p text:style-name="P9"/>
          </table:table-cell>
          <table:table-cell table:style-name="表3.C1" office:value-type="string">
            <text:p text:style-name="P9"/>
          </table:table-cell>
        </table:table-row>
        <table:table-row>
          <table:table-cell table:style-name="表3.A2" office:value-type="float" office:value="2">
            <text:p text:style-name="P10">2</text:p>
          </table:table-cell>
          <table:table-cell table:style-name="表3.B2" office:value-type="string">
            <text:p text:style-name="P9"/>
          </table:table-cell>
          <table:table-cell table:style-name="表3.C2" office:value-type="string">
            <text:p text:style-name="P9"/>
          </table:table-cell>
        </table:table-row>
        <table:table-row>
          <table:table-cell table:style-name="表3.A2" office:value-type="float" office:value="3">
            <text:p text:style-name="P10">3</text:p>
          </table:table-cell>
          <table:table-cell table:style-name="表3.B2" office:value-type="string">
            <text:p text:style-name="P10"/>
          </table:table-cell>
          <table:table-cell table:style-name="表3.C2" office:value-type="string">
            <text:p text:style-name="P10"/>
          </table:table-cell>
        </table:table-row>
      </table:table>
      <text:p text:style-name="P2"/>
      <text:p text:style-name="P2"/>
      <text:p text:style-name="P2">-------------------------------------- TOPICS</text:p>
      <text:p text:style-name="P2"/>
      <text:p text:style-name="P2"/>
      <text:p text:style-name="P2">-------------------------------------- SYMBOLS<text:tab/>20200327_163426</text:p>
      <text:p text:style-name="P2">#<text:tab/>complete<text:tab/></text:p>
      <text:p text:style-name="P2"><text:soft-page-break/>*<text:tab/>started reading</text:p>
      <text:p text:style-name="P2">%<text:tab/>omit</text:p>
      <text:p text:style-name="P2">:w<text:tab/>keywords</text:p>
      <text:p text:style-name="P2">:?<text:tab/>want to know</text:p>
      <text:p text:style-name="P2">:m<text:tab/>memos</text:p>
      <text:p text:style-name="P2">:#1<text:tab/>bookmark</text:p>
      <text:p text:style-name="P2">:ref<text:tab/>refered document</text:p>
      <text:p text:style-name="P2"/>
      <text:p text:style-name="P2"/>
      <text:p text:style-name="P2">------------------------------------------ SEARCHES</text:p>
      <text:list xml:id="list7045809854957184369" text:style-name="L11">
        <text:list-item>
          <text:p text:style-name="P23">tesla gravity<text:tab/>2020年4月21日15:14:39</text:p>
          <text:list>
            <text:list-item>
              <text:p text:style-name="P23">https://duckduckgo.com/?q=tesla+gravity&amp;t=h_&amp;ia=web</text:p>
            </text:list-item>
          </text:list>
        </text:list-item>
        <text:list-item>
          <text:p text:style-name="P23"/>
        </text:list-item>
      </text:list>
      <text:p text:style-name="P2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0"/>
          </table:table-cell>
          <table:table-cell table:style-name="表2.A1" office:value-type="string">
            <text:p text:style-name="P10"/>
          </table:table-cell>
          <table:table-cell table:style-name="表2.C1" office:value-type="string">
            <text:p text:style-name="P10"/>
          </table:table-cell>
        </table:table-row>
        <table:table-row>
          <table:table-cell table:style-name="表2.A2" office:value-type="string">
            <text:p text:style-name="P10"/>
          </table:table-cell>
          <table:table-cell table:style-name="表2.A2" office:value-type="string">
            <text:p text:style-name="P10"/>
          </table:table-cell>
          <table:table-cell table:style-name="表2.C2" office:value-type="string">
            <text:p text:style-name="P10"/>
          </table:table-cell>
        </table:table-row>
        <table:table-row>
          <table:table-cell table:style-name="表2.A2" office:value-type="string">
            <text:p text:style-name="P10"/>
          </table:table-cell>
          <table:table-cell table:style-name="表2.A2" office:value-type="string">
            <text:p text:style-name="P10"/>
          </table:table-cell>
          <table:table-cell table:style-name="表2.C2" office:value-type="string">
            <text:p text:style-name="P10"/>
          </table:table-cell>
        </table:table-row>
      </table:table>
      <text:p text:style-name="P2"/>
      <text:p text:style-name="P2"/>
      <text:p text:style-name="P2">/ ------------------------------------------ [Materials] 20200430_160255 /</text:p>
      <text:p text:style-name="P2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2">r oj &amp;&amp; s</text:p>
          </table:table-cell>
        </table:table-row>
        <table:table-row>
          <table:table-cell table:style-name="表1.A2" office:value-type="string">
            <text:p text:style-name="P2"/>
          </table:table-cell>
        </table:table-row>
        <table:table-row>
          <table:table-cell table:style-name="表1.A2" office:value-type="string">
            <text:p text:style-name="P2">C:\WORKS_2\a.bat &amp;&amp; r oj &amp;&amp; git add -A &amp;&amp; git commit -m ^"(res : JVE_37#25.1 : electronics : LTSpice) periodical updates^" &amp;&amp; e &amp;&amp; p</text:p>
          </table:table-cell>
        </table:table-row>
        <table:table-row>
          <table:table-cell table:style-name="表1.A2" office:value-type="string">
            <text:p text:style-name="P2">C:\WORKS_2\a.bat &amp;&amp; r oj &amp;&amp; git add -A &amp;&amp; git commit -m ^"(res : JVE_37#24.1 : UFO-science : eman) periodical updates^" &amp;&amp; e &amp;&amp; p</text:p>
          </table:table-cell>
        </table:table-row>
        <text:soft-page-break/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6"/>
      <text:p text:style-name="P6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01T17:27:45.69</dc:date>
    <dc:creator>iwabuchi ken</dc:creator>
    <meta:editing-duration>PT9H5M37S</meta:editing-duration>
    <meta:editing-cycles>87</meta:editing-cycles>
    <meta:generator>OpenOffice/4.1.3$Win32 OpenOffice.org_project/413m1$Build-9783</meta:generator>
    <meta:document-statistic meta:table-count="3" meta:image-count="0" meta:object-count="0" meta:page-count="5" meta:paragraph-count="63" meta:word-count="288" meta:character-count="2043"/>
  </office:meta>
</office:document-meta>
</file>